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9252in" style:type="right" style:leader-style="dotted" style:leader-text="."/>
        </style:tab-stops>
      </style:paragraph-properties>
    </style:style>
    <style:style style:name="P2" style:family="paragraph" style:parent-style-name="Text_20_body">
      <style:paragraph-properties fo:text-align="justify" style:justify-single-word="false" style:writing-mode="lr-tb"/>
      <style:text-properties officeooo:rsid="0136f9a6" officeooo:paragraph-rsid="0136f9a6"/>
    </style:style>
    <style:style style:name="P3" style:family="paragraph" style:parent-style-name="Text_20_body">
      <style:paragraph-properties fo:text-align="justify" style:justify-single-word="false" style:writing-mode="rl-tb"/>
      <style:text-properties officeooo:rsid="0134fcb9" officeooo:paragraph-rsid="0134fcb9"/>
    </style:style>
    <style:style style:name="P4" style:family="paragraph" style:parent-style-name="Text_20_body">
      <style:paragraph-properties fo:text-align="justify" style:justify-single-word="false" style:writing-mode="rl-tb"/>
      <style:text-properties officeooo:rsid="013615e5" officeooo:paragraph-rsid="013615e5"/>
    </style:style>
    <style:style style:name="P5" style:family="paragraph" style:parent-style-name="Text_20_body">
      <style:paragraph-properties fo:text-align="justify" style:justify-single-word="false" style:writing-mode="rl-tb"/>
      <style:text-properties officeooo:rsid="0136f9a6" officeooo:paragraph-rsid="0136f9a6"/>
    </style:style>
    <style:style style:name="P6" style:family="paragraph" style:parent-style-name="Heading_20_3">
      <style:paragraph-properties fo:text-align="start" style:justify-single-word="false" style:writing-mode="lr-tb"/>
      <style:text-properties officeooo:paragraph-rsid="011d0e94"/>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fo:font-weight="bold"/>
    </style:style>
    <style:style style:name="T6" style:family="text">
      <style:text-properties fo:color="#00677c" fo:font-style="italic"/>
    </style:style>
    <style:style style:name="T7" style:family="text">
      <style:text-properties fo:color="#00677c" fo:font-style="italic" fo:font-weight="bold"/>
    </style:style>
    <style:style style:name="T8" style:family="text">
      <style:text-properties fo:color="#008000"/>
    </style:style>
    <style:style style:name="T9" style:family="text">
      <style:text-properties fo:color="#092e64"/>
    </style:style>
    <style:style style:name="T10" style:family="text">
      <style:text-properties officeooo:rsid="0123f2c2"/>
    </style:style>
    <style:style style:name="T11" style:family="text">
      <style:text-properties fo:color="#000080"/>
    </style:style>
    <style:style style:name="T12" style:family="text">
      <style:text-properties style:use-window-font-color="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6486_3665929591" text:style-name="Index_20_Link" text:visited-style-name="Index_20_Link">Prevent exceptions from leaving destructors<text:tab/>1</text:a></text:p>
        </text:index-body>
      </text:table-of-content>
      <text:h text:style-name="P6" text:outline-level="3"><text:span text:style-name="T10">Item 9: Never call virtual functions during construction </text:span>or destruction</text:h>
      <text:p text:style-name="P3">نباید توابع virtual رو طی construction و یا destruction فراخوانی کنیم، چرا که نمیشه فهمید منظور شما از این فراخوانی چی بوده، و حتی اگر این کارو بتونه انجام بده، باز هم از نتیجه ناراضی خواهیم بود.</text:p>
      <text:p text:style-name="P4">فرض کنید که شما یک مدل برای تراکنش‌های انبارداری نوشتید، یعنی سفارشات خرید، سفارشات فروش و غیره. این خیلی مهمه که چنین تراکنشاتی قابل حسابرسی باشه، بنابراین هر زمان که یک شیء تراکنش ایجاد میشه، یک log مناسب باید برای حسابرسی ساخته بشه. در این صورت یک روش معقول برای انجام این کار کد زیر است:</text:p>
      <text:p text:style-name="codesection"><text:span text:style-name="T1">class</text:span><text:span text:style-name="T2"> </text:span><text:span text:style-name="T4">Transaction</text:span></text:p>
      <text:p text:style-name="codesection">{</text:p>
      <text:p text:style-name="codesection"><text:span text:style-name="T1">public</text:span>:</text:p>
      <text:p text:style-name="codesection"><text:span text:style-name="T2"><text:s text:c="4"/></text:span><text:span text:style-name="T5">Transaction</text:span>();</text:p>
      <text:p text:style-name="codesection"><text:span text:style-name="T2"><text:s text:c="4"/></text:span><text:span text:style-name="T1">virtual</text:span><text:span text:style-name="T2"> </text:span><text:span text:style-name="T1">void</text:span><text:span text:style-name="T2"> </text:span><text:span text:style-name="T7">logTransaction</text:span>()<text:span text:style-name="T2"> </text:span><text:span text:style-name="T1">const</text:span>=<text:span text:style-name="T11">0</text:span>;<text:span text:style-name="T2"> <text:s/></text:span><text:span text:style-name="T8">//make</text:span><text:span text:style-name="T2"> </text:span><text:span text:style-name="T8">type-dependent</text:span><text:span text:style-name="T2"> </text:span><text:span text:style-name="T8">log</text:span><text:span text:style-name="T2"> </text:span><text:span text:style-name="T8">entry</text:span></text:p>
      <text:p text:style-name="codesection">};</text:p>
      <text:p text:style-name="codesection"><text:span text:style-name="T3">Transaction</text:span>::<text:span text:style-name="T5">Transaction</text:span>()</text:p>
      <text:p text:style-name="codesection">{</text:p>
      <text:p text:style-name="codesection"><text:span text:style-name="T2"><text:s text:c="4"/></text:span><text:span text:style-name="T6">logTransaction</text:span>();</text:p>
      <text:p text:style-name="codesection">}</text:p>
      <text:p text:style-name="codesection"><text:span text:style-name="T1">class</text:span><text:span text:style-name="T2"> </text:span><text:span text:style-name="T4">BuyTransaction</text:span>:<text:span text:style-name="T2"> </text:span><text:span text:style-name="T1">public</text:span><text:span text:style-name="T2"> </text:span><text:span text:style-name="T3">Transaction</text:span>{<text:span text:style-name="T2"> <text:s text:c="2"/></text:span><text:span text:style-name="T8">//derived</text:span><text:span text:style-name="T2"> </text:span><text:span text:style-name="T8">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7">logTransaction</text:span>()<text:span text:style-name="T2"> </text:span><text:span text:style-name="T1">const</text:span>;<text:span text:style-name="T2"> <text:s/></text:span><text:span text:style-name="T8">//how</text:span><text:span text:style-name="T2"> </text:span><text:span text:style-name="T8">to</text:span><text:span text:style-name="T2"> </text:span><text:span text:style-name="T8">log</text:span><text:span text:style-name="T2"> </text:span><text:span text:style-name="T8">transactions</text:span><text:span text:style-name="T2"> </text:span><text:span text:style-name="T8">of</text:span><text:span text:style-name="T2"> </text:span><text:span text:style-name="T8">this</text:span><text:span text:style-name="T2"> </text:span><text:span text:style-name="T8">type</text:span></text:p>
      <text:p text:style-name="codesection">};</text:p>
      <text:p text:style-name="codesection"><text:span text:style-name="T1">class</text:span><text:span text:style-name="T2"> </text:span><text:span text:style-name="T4">SellTransaction</text:span>:<text:span text:style-name="T2"> </text:span><text:span text:style-name="T1">public</text:span><text:span text:style-name="T2"> </text:span><text:span text:style-name="T3">Transaction</text:span>{<text:span text:style-name="T2"> <text:s text:c="2"/></text:span><text:span text:style-name="T8">//derived</text:span><text:span text:style-name="T2"> </text:span><text:span text:style-name="T8">class</text:span></text:p>
      <text:p text:style-name="codesection"><text:span text:style-name="T1">public</text:span>:</text:p>
      <text:p text:style-name="codesection"><text:span text:style-name="T2"><text:s text:c="4"/></text:span><text:span text:style-name="T1">virtual</text:span><text:span text:style-name="T2"> </text:span><text:span text:style-name="T1">void</text:span><text:span text:style-name="T2"> </text:span><text:span text:style-name="T7">logTranstion</text:span>()<text:span text:style-name="T2"> </text:span><text:span text:style-name="T1">const</text:span>;<text:span text:style-name="T2"> <text:s text:c="2"/></text:span><text:span text:style-name="T8">//how</text:span><text:span text:style-name="T2"> </text:span><text:span text:style-name="T8">to</text:span><text:span text:style-name="T2"> </text:span><text:span text:style-name="T8">log</text:span><text:span text:style-name="T2"> </text:span><text:span text:style-name="T8">transactions</text:span><text:span text:style-name="T2"> </text:span><text:span text:style-name="T8">of</text:span><text:span text:style-name="T2"> </text:span><text:span text:style-name="T8">this</text:span><text:span text:style-name="T2"> </text:span><text:span text:style-name="T8">type</text:span></text:p>
      <text:p text:style-name="codesection">};</text:p>
      <text:p text:style-name="P5">ببینید چه اتفاقی میفتد وقتی کد زیر رو اجرا می‌کنید.</text:p>
      <text:p text:style-name="codesection"><text:span text:style-name="T3">BuyTransaction</text:span><text:span text:style-name="T2"> </text:span><text:span text:style-name="T9">b</text:span>;</text:p>
      <text:p text:style-name="P5">مشخصا سازنده‌ی کلاس <text:span text:style-name="T3">BuyTransaction </text:span><text:span text:style-name="T12">در این مورد فراخوانی خواهد شد، اما قبل از اون، باید سازنده کلاس </text:span><text:span text:style-name="T4">Transaction</text:span><text:span text:style-name="T12"> صدا زده شود. قاعده‌ی کلی به این صورت است که قسمت‌های base class </text:span><text:soft-page-break/><text:span text:style-name="T12">مربوط به کلاس‌های مشتق شده زودتر فراخوانی می‌شوند. خط آخر از سازنده کلاس </text:span><text:span text:style-name="T4">Transaction</text:span><text:span text:style-name="T12"> منجر به فراخوانی </text:span><text:span text:style-name="T7">logTransaction </text:span><text:span text:style-name="T12">خواهد شد که virtual هست، اینجا جایی است که ممکنه در موردش تعجب کنید.</text:span></text:p>
      <text:p text:style-name="P5"><text:span text:style-name="T12"/></text:p>
      <text:p text:style-name="P2"><text:span text:style-name="T12">The version of logTransaction that's called is the one in</text:span></text:p>
      <text:p text:style-name="P2"><text:span text:style-name="T12">Transaction , not the one in BuyTransaction — even though the type of object</text:span></text:p>
      <text:p text:style-name="P2"><text:span text:style-name="T12">being created is BuyTransaction . During base class construction, virtual</text:span></text:p>
      <text:p text:style-name="P2"><text:span text:style-name="T12">functions never go down into derived classes. Instead, the object behaves as</text:span></text:p>
      <text:p text:style-name="P2"><text:span text:style-name="T12">if it were of the base type. Informally speaking, during base class</text:span></text:p>
      <text:p text:style-name="P2"><text:span text:style-name="T12">construction, virtual functions aren'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6T12:20:35.904677139</dc:date>
    <meta:editing-duration>PT17H42M40S</meta:editing-duration>
    <meta:editing-cycles>117</meta:editing-cycles>
    <meta:generator>LibreOffice/6.1.5.2$Linux_X86_64 LibreOffice_project/10$Build-2</meta:generator>
    <meta:document-statistic meta:table-count="0" meta:image-count="0" meta:object-count="0" meta:page-count="2" meta:paragraph-count="32" meta:word-count="304" meta:character-count="1893" meta:non-whitespace-character-count="1592"/>
  </office:meta>
</office:document-meta>
</file>